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216fe" officeooo:paragraph-rsid="000216fe"/>
    </style:style>
    <style:style style:name="P2" style:family="paragraph" style:parent-style-name="Preformatted_20_Text">
      <style:text-properties style:text-underline-style="solid" style:text-underline-width="auto" style:text-underline-color="font-color" officeooo:rsid="000216fe" officeooo:paragraph-rsid="000216fe"/>
    </style:style>
    <style:style style:name="P3" style:family="paragraph" style:parent-style-name="Preformatted_20_Text">
      <style:text-properties officeooo:rsid="000216fe" officeooo:paragraph-rsid="000216fe"/>
    </style:style>
    <style:style style:name="P4" style:family="paragraph" style:parent-style-name="Preformatted_20_Text">
      <style:text-properties officeooo:rsid="0003b73f" officeooo:paragraph-rsid="0003b73f"/>
    </style:style>
    <style:style style:name="P5" style:family="paragraph" style:parent-style-name="Preformatted_20_Text">
      <style:text-properties officeooo:rsid="00051457" officeooo:paragraph-rsid="00051457"/>
    </style:style>
    <style:style style:name="P6" style:family="paragraph" style:parent-style-name="Preformatted_20_Text">
      <style:text-properties officeooo:rsid="0007878d" officeooo:paragraph-rsid="0007878d"/>
    </style:style>
    <style:style style:name="T1" style:family="text">
      <style:text-properties officeooo:rsid="0005145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5a124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787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rear usuario en mongo atlas</text:p>
      <text:p text:style-name="P1">database acces <text:s/>crear user</text:p>
      <text:p text:style-name="P1">network acces <text:s/>crear cluster</text:p>
      <text:p text:style-name="P2"/>
      <text:p text:style-name="P1"/>
      <text:p text:style-name="P1"/>
      <text:p text:style-name="P1"/>
      <text:p text:style-name="P1">mongo</text:p>
      <text:p text:style-name="P1"/>
      <text:p text:style-name="P4">ciclos de vida de un componente</text:p>
      <text:p text:style-name="P4"/>
      <text:p text:style-name="P4">montar componente <text:s/>--se pinta o renderiza <text:s text:c="2"/><text:span text:style-name="T1">didMount</text:span></text:p>
      <text:p text:style-name="P4">mientras se esta pintando<text:tab/><text:tab/><text:tab/><text:span text:style-name="T1">wilMount</text:span></text:p>
      <text:p text:style-name="P4"/>
      <text:p text:style-name="P5">state <text:s text:c="2"/>puedo agregar <text:span text:style-name="T3">o cambiar</text:span> <text:s/>propiedades a mi <text:span text:style-name="T4">componente, </text:span><text:span text:style-name="T5">es dinamico</text:span></text:p>
      <text:p text:style-name="P5"><text:span text:style-name="T2"/></text:p>
      <text:p text:style-name="P5"><text:span text:style-name="T2"/></text:p>
      <text:p text:style-name="P6"><text:span text:style-name="T2">props <text:s text:c="2"/>pueden heredar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1T21:41:41.468783294</dc:date>
    <meta:editing-duration>PT24M2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47" meta:character-count="303" meta:non-whitespace-character-count="254"/>
  </office:meta>
</office:document-meta>
</file>